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3a19" officeooo:paragraph-rsid="000b3a19"/>
    </style:style>
    <style:style style:name="P2" style:family="paragraph" style:parent-style-name="Standard">
      <style:text-properties officeooo:rsid="000b3a19" officeooo:paragraph-rsid="000da751"/>
    </style:style>
    <style:style style:name="P3" style:family="paragraph" style:parent-style-name="Standard">
      <style:text-properties officeooo:paragraph-rsid="000dfa6c"/>
    </style:style>
    <style:style style:name="P4" style:family="paragraph" style:parent-style-name="Standard">
      <style:text-properties officeooo:rsid="0010937a" officeooo:paragraph-rsid="0010937a"/>
    </style:style>
    <style:style style:name="P5" style:family="paragraph" style:parent-style-name="Standard">
      <style:text-properties officeooo:rsid="0013f9b1" officeooo:paragraph-rsid="0013f9b1"/>
    </style:style>
    <style:style style:name="P6" style:family="paragraph" style:parent-style-name="Standard">
      <style:text-properties officeooo:rsid="0015ad57" officeooo:paragraph-rsid="0015ad57"/>
    </style:style>
    <style:style style:name="P7" style:family="paragraph" style:parent-style-name="Standard">
      <style:text-properties officeooo:rsid="001622b8" officeooo:paragraph-rsid="001622b8"/>
    </style:style>
    <style:style style:name="P8" style:family="paragraph" style:parent-style-name="Standard">
      <style:text-properties officeooo:rsid="0015ad57" officeooo:paragraph-rsid="001622b8"/>
    </style:style>
    <style:style style:name="P9" style:family="paragraph" style:parent-style-name="Standard">
      <style:text-properties officeooo:rsid="000b3a19" officeooo:paragraph-rsid="0013f9b1"/>
    </style:style>
    <style:style style:name="P10" style:family="paragraph" style:parent-style-name="Standard">
      <style:text-properties officeooo:rsid="0013f9b1" officeooo:paragraph-rsid="0013f9b1"/>
    </style:style>
    <style:style style:name="P11" style:family="paragraph" style:parent-style-name="Standard">
      <style:text-properties officeooo:rsid="0013f9b1" officeooo:paragraph-rsid="00198f6b"/>
    </style:style>
    <style:style style:name="P12" style:family="paragraph" style:parent-style-name="Standard">
      <style:text-properties officeooo:rsid="00198f6b" officeooo:paragraph-rsid="00198f6b"/>
    </style:style>
    <style:style style:name="P13" style:family="paragraph" style:parent-style-name="Standard">
      <style:text-properties officeooo:rsid="0019e708" officeooo:paragraph-rsid="0019e708"/>
    </style:style>
    <style:style style:name="P14" style:family="paragraph" style:parent-style-name="Standard">
      <style:text-properties officeooo:rsid="0019e8ff" officeooo:paragraph-rsid="0019e8ff"/>
    </style:style>
    <style:style style:name="P15" style:family="paragraph" style:parent-style-name="Standard">
      <style:text-properties officeooo:rsid="001af0ce" officeooo:paragraph-rsid="001af0ce"/>
    </style:style>
    <style:style style:name="P16" style:family="paragraph" style:parent-style-name="Standard">
      <style:text-properties officeooo:rsid="001b5c63" officeooo:paragraph-rsid="001b5c63"/>
    </style:style>
    <style:style style:name="T1" style:family="text">
      <style:text-properties officeooo:rsid="000d0284"/>
    </style:style>
    <style:style style:name="T2" style:family="text">
      <style:text-properties officeooo:rsid="000da751"/>
    </style:style>
    <style:style style:name="T3" style:family="text">
      <style:text-properties officeooo:rsid="000dfa6c"/>
    </style:style>
    <style:style style:name="T4" style:family="text">
      <style:text-properties officeooo:rsid="00128646"/>
    </style:style>
    <style:style style:name="T5" style:family="text">
      <style:text-properties officeooo:rsid="0015ad57"/>
    </style:style>
    <style:style style:name="T6" style:family="text">
      <style:text-properties officeooo:rsid="001622b8"/>
    </style:style>
    <style:style style:name="T7" style:family="text">
      <style:text-properties officeooo:rsid="00169f33"/>
    </style:style>
    <style:style style:name="T8" style:family="text">
      <style:text-properties officeooo:rsid="0018adb9"/>
    </style:style>
    <style:style style:name="T9" style:family="text">
      <style:text-properties officeooo:rsid="00198f6b"/>
    </style:style>
    <style:style style:name="T10" style:family="text">
      <style:text-properties officeooo:rsid="0019e708"/>
    </style:style>
    <style:style style:name="T11" style:family="text">
      <style:text-properties officeooo:rsid="0019e8ff"/>
    </style:style>
    <style:style style:name="T12" style:family="text">
      <style:text-properties officeooo:rsid="001af0ce"/>
    </style:style>
    <style:style style:name="T13" style:family="text">
      <style:text-properties officeooo:rsid="001b5c63"/>
    </style:style>
    <style:style style:name="T14" style:family="text">
      <style:text-properties officeooo:rsid="001d0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emand to make complete kinematic reconstruction of the reaction products involves also CALIFA as a gamma-ray spectrometer in the low energy regime down to <text:s/>E_gamma &gt;= 100 keV. This means that for the 12C(p,2p)11B <text:s/>qfs-reaction we can identify and measure simultaneously the energy of the 2 correlated protons (as shown in previous sections) and gammas which may origin from the transition of 11B from an excited to the ground state (3/2-). <text:s/><text:span text:style-name="T1">The </text:span>γ-ray spectroscopy as a tool to measure populations of low-lying discrete states <text:span text:style-name="T1">aim to explore the excited states – in case of <text:s/>exotic nuclei – or in case of well known energy levels it can be used to probe theoretical shell predictions and the according spectroscopic factors. The known level scheme of 11B is shown in Figure blabla. </text:span></text:p>
      <text:p text:style-name="P2">Considering (s1/2 )2 (p3/2 )4 proton-shellconfiguration of the 12 C ground state, one can expect that the removal of one proton from the p-shell creates a hole-state with the momentum and parity of either (3/2− ) or (1/2− ). <text:span text:style-name="T2">The population of higher momentum states is strongly supressed due to indirect two-step processes or due to ground-state correlations in 12C, see Ref 60. </text:span></text:p>
      <text:p text:style-name="P3"><text:span text:style-name="T3">Moreover, some levels, such as the (5/2-) state with a transition of 4.4 MeV is not expected to be populated by qfs-reactions. This state origins from a coupling the total angular momentum <text:s/>of multiple unpaired nucleons (e.g. t</text:span>wo nucleons in p3/2​ <text:span text:style-name="T3">couple to J_12 = 2 and third nucleon in p1/3 with J3= ½). On the other side a population of such a state via qfs-reaction on the other side would contradict the mechanism behind qfs- reactions which involves only an interaction with one nucleon within the nucleus without the influence of the <text:s/>A-1 spectator nucleons.</text:span></text:p>
      <text:p text:style-name="P4">Since the 11B fragments, moving at almost beam energy in forward direction, the emitted gammas from deexcitation are boosted and need to be doppler corrected. <text:span text:style-name="T4">As depicted from textbook [1] the relation between the gamma energy in <text:s/>center of mass frame of the 11B (approx same as the <text:s/>incoming 12C) is given by:</text:span></text:p>
      <text:p text:style-name="P4"/>
      <text:p text:style-name="P5">E_gamma = <text:span text:style-name="T5">E_0 *</text:span>gamma * (1-beta*cos(theta))</text:p>
      <text:p text:style-name="P5"/>
      <text:p text:style-name="P5">where theta is the polar angle of the gamma with respect to the <text:span text:style-name="T6">target</text:span> position in the laboratory frame¹. </text:p>
      <text:p text:style-name="P6">Thanks to the highly segmented CALIFA calorimeter it is possible to obtain precise theta values. <text:span text:style-name="T6">Within a detected gamma cluster in CALIFA the crystal with the highest measured energy is used as theta angle with respect to the target position to finally reconstruct the doppler corrected gamma energy E_0. </text:span></text:p>
      <text:p text:style-name="P7">The final gamma spectrum is shown in Figure blabla., where following <text:span text:style-name="T8">reaction selection cuts were applied:</text:span></text:p>
      <text:p text:style-name="P8"/>
      <text:p text:style-name="P6">→ <text:span text:style-name="T7">11B fragent identification via tracking detectors time of flight measurement between START and Sofia TOFW, see section Fragment identification</text:span></text:p>
      <text:p text:style-name="P6">→ <text:span text:style-name="T7">two high energy hits (= protons) with E_hit &gt; 30 MeV </text:span></text:p>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2">In Figure <text:span text:style-name="T14">X</text:span> both peaks from de-exitation of (1/2-) and (3/2-) are visible. From the fit an energy resolution of 0.24 MeV (FWHM) <text:s/>is achieved.</text:p>
      <text:p text:style-name="P12">According to the requirements of the crystal-wise relative resolution of deltaE/E of 6%/sqrt(E) <text:span text:style-name="T10">we should get an energy resolution of 0.09 MeV(FWHM). </text:span></text:p>
      <text:p text:style-name="P13">The measured energy resolution deviates non negligibly from this value. <text:span text:style-name="T11">This can be related to different aspects: </text:span></text:p>
      <text:p text:style-name="P14">For the Doppler correction the opening angle theta of the gamma cluster is depicted from the center of mass position of the crystal with hightest deposited energy. However, this may not be the true primary interaction point of the gamma with the scintillator crystal which as consequence smears out the energy reconstruction accordingly – especially for large opening angles.</text:p>
      <text:p text:style-name="P14">Moreover slight tilts of the CALIFA halves can influence the energy resolution as well as slight misplacements of whe crystals within the <text:s/><text:span text:style-name="T12">pockets defined by the carbon frame alveoli.</text:span></text:p>
      <text:p text:style-name="P15">The peak corresponding to the occupation of the <text:span text:style-name="T9">(3/2-) </text:span>excited state is not fitted since it has a broader, less-well defined structure. This may be caused due to a worse gamma cluster reconstruction when going beyond 1 MeV gammas. For photon energies exceeding the pair</text:p>
      <text:p text:style-name="P15">production threshold (E γ &gt; 2m e c 2 ≈ 1.022MeV), electron-positron pair creation becomes possible and is the dominant interaction mechanism above E γ v 6 MeV. <text:span text:style-name="T13">Since pair creation and consequent annihilation results in sparse hits, eventually some of them cannot be correctly reconstruced or even excape the CALIFA calorimeter. All these processses hamper correct cluster reconstruction and Doppler correction and cause <text:s/>a broader peak. </text:span></text:p>
      <text:p text:style-name="P16">Noticeably, as expected, there is no enhancement a 4.4 MeV, which would correspond to the occupation of the (5/2-) state. </text:p>
      <text:p text:style-name="P16">It should be noted that this was the first experiment with CALIFA in its final frame and we got <text:span text:style-name="T14">with this reconstructed doppler corrected gamma spectrum for the reaction 12C(p,2p)11B a kind</text:span> proof of concept <text:span text:style-name="T14">of</text:span> CALIFA <text:span text:style-name="T14">as key detector to make correlated measurements of gammas and light charged paricles from reactions of interest and contributing to the demand of full kinematic reconstruction of the reactions under investigation. </text:span></text:p>
      <text:p text:style-name="P14"/>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5T18:12:12.633566445</meta:creation-date>
    <dc:date>2025-05-16T15:29:19.648927043</dc:date>
    <meta:editing-duration>PT20M34S</meta:editing-duration>
    <meta:editing-cycles>3</meta:editing-cycles>
    <meta:generator>LibreOffice/6.0.7.3$Linux_X86_64 LibreOffice_project/00m0$Build-3</meta:generator>
    <meta:document-statistic meta:table-count="0" meta:image-count="0" meta:object-count="0" meta:page-count="3" meta:paragraph-count="19" meta:word-count="761" meta:character-count="5021" meta:non-whitespace-character-count="3939"/>
  </office:meta>
</office:document-meta>
</file>